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:00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8614136590896548915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734500746587228941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10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10"/>
      <text:p text:style-name="P10"/>
      <text:p text:style-name="P10">56.4 miles in the last week</text:p>
      <text:list xml:id="list4697707176265021194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16T22:12:39.91</dc:date>
    <dc:creator>James Lombardi</dc:creator>
    <meta:editing-duration>PT6H51M14S</meta:editing-duration>
    <meta:editing-cycles>13</meta:editing-cycles>
    <meta:document-statistic meta:table-count="0" meta:image-count="0" meta:object-count="0" meta:page-count="4" meta:paragraph-count="136" meta:word-count="892" meta:character-count="4464"/>
  </office:meta>
</office:document-meta>
</file>